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This document is intended to specify the mapping of worker result data into the post-processing steps of generating map images and filling out report tables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Worker Results</text:p>
          </table:table-cell>
          <table:table-cell office:value-type="string" calcext:value-type="string">
            <text:p>(Not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b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usy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uke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k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el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cif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cio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c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ero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aterero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indero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biore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*cropBudgetValue_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*cropBudgetValue_1</text:p>
          </table:table-cell>
          <table:table-cell table:number-columns-repeated="4"/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Report</text:p>
          </table:table-cell>
          <table:table-cell office:value-type="string" calcext:value-type="string">
            <text:p>map from</text:p>
          </table:table-cell>
          <table:table-cell office:value-type="string" calcext:value-type="string">
            <text:p>(Not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_i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ould come from pregrid no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op_rotation</text:p>
          </table:table-cell>
          <table:table-cell office:value-type="string" calcext:value-type="string">
            <text:p>management info – payload from pregri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ominant_critical_soil</text:p>
          </table:table-cell>
          <table:table-cell office:value-type="string" calcext:value-type="string">
            <text:p>aggreg a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_year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man inf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ain_yield</text:p>
          </table:table-cell>
          <table:table-cell office:value-type="string" calcext:value-type="string">
            <text:p>from pregrid</text:p>
          </table:table-cell>
          <table:table-cell office:value-type="string" calcext:value-type="string">
            <text:p>should be field avg, going to do dom_crit in big font and field avg in small font in pa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ment_operations</text:p>
          </table:table-cell>
          <table:table-cell office:value-type="string" calcext:value-type="string">
            <text:p>from rusle2 custom job at 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date</text:p>
          </table:table-cell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operation</text:p>
          </table:table-cell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crop</text:p>
          </table:table-cell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residue_cover</text:p>
          </table:table-cell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il_details</text:p>
          </table:table-cell>
          <table:table-cell office:value-type="string" calcext:value-type="string">
            <text:p>from pregr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map_unit_symbol</text:p>
          </table:table-cell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yield</text:p>
          </table:table-cell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tolerable_soil_loss</text:p>
          </table:table-cell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erosion</text:p>
          </table:table-cell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- conditioning_index</text:p>
          </table:table-cell>
          <table:table-cell office:value-type="string" calcext:value-type="string">
            <text:p>sc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- organic_matter_sf</text:p>
          </table:table-cell>
          <table:table-cell office:value-type="string" calcext:value-type="string">
            <text:p>scif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- field_operation_sf</text:p>
          </table:table-cell>
          <table:table-cell office:value-type="string" calcext:value-type="string">
            <text:p>scio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- erosion_sf</text:p>
          </table:table-cell>
          <table:table-cell office:value-type="string" calcext:value-type="string">
            <text:p>scie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oil_map</text:p>
          </table:table-cell>
          <table:table-cell/>
          <table:table-cell office:value-type="string" calcext:value-type="string">
            <text:p>Should the soil map variables be part of the soil_details data structur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id</text:p>
          </table:table-cell>
          <table:table-cell/>
          <table:table-cell office:value-type="string" calcext:value-type="string">
            <text:p>It looks as though they're all related, but do they come from the same data sourc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- p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- 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l_u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ater_erosion</text:p>
          </table:table-cell>
          <table:table-cell/>
          <table:table-cell office:value-type="string" calcext:value-type="string">
            <text:p>These appear to overlap with the soil details, but refer only to the dom_crit so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_erosion</text:p>
          </table:table-cell>
          <table:table-cell/>
          <table:table-cell office:value-type="string" calcext:value-type="string">
            <text:p>Should they simply be pulled from the same data structur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il_conditioning_index</text:p>
          </table:table-cell>
          <table:table-cell/>
          <table:table-cell office:value-type="string" calcext:value-type="string">
            <text:p>Notice that soil_details <text:s/>has only one erosion value, but this has tw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c_matter_sf</text:p>
          </table:table-cell>
          <table:table-cell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_operation_sf</text:p>
          </table:table-cell>
          <table:table-cell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sion_sf</text:p>
          </table:table-cell>
          <table:table-cell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4" table:number-rows-repeated="2">
          <table:table-cell table:number-columns-repeated="5"/>
        </table:table-row>
        <table:table-row table:style-name="ro5">
          <table:table-cell table:style-name="ce2" office:value-type="string" calcext:value-type="string">
            <text:p><text:span text:style-name="T1">PythonImageRenderer</text:span></text:p>
          </table:table-cell>
          <table:table-cell office:value-type="string" calcext:value-type="string">
            <text:p>map from</text:p>
          </table:table-cell>
          <table:table-cell office:value-type="string" calcext:value-type="string">
            <text:p>(Not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Nam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put (shp fil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layerTransparency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 style:data-style-name="N2" text:time-value="12:43:28.5773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n </meta:initial-creator>
    <meta:creation-date>2014-05-02T12:59:05</meta:creation-date>
    <dc:date>2014-05-18T12:44:45.184017000</dc:date>
    <meta:editing-duration>PT2H30M48S</meta:editing-duration>
    <meta:editing-cycles>9</meta:editing-cycles>
    <meta:generator>LibreOffice/4.2.0.4$MacOSX_X86_64 LibreOffice_project/05dceb5d363845f2cf968344d7adab8dcfb2ba71</meta:generator>
    <meta:document-statistic meta:table-count="1" meta:cell-count="0" meta:object-count="0"/>
  </office:meta>
</office:document-meta>
</file>